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Simulate a photon oscillating at XYZ = (0, 0, 0)</text:p>
      <text:p text:style-name="Standard">% and visualize its interaction points when intersecting with another oscillation.</text:p>
      <text:p text:style-name="Standard"/>
      <text:p text:style-name="Standard">% Parameters</text:p>
      <text:p text:style-name="Standard">time = linspace(0, 2*pi, 500); % Time steps for the oscillation</text:p>
      <text:p text:style-name="Standard">amplitude = 1; <text:s text:c="17"/>% Amplitude of the oscillation (space)</text:p>
      <text:p text:style-name="Standard">wavelength = 2*pi; <text:s text:c="13"/>% Wavelength of the oscillation (time)</text:p>
      <text:p text:style-name="Standard">frequency = 1 / wavelength; <text:s text:c="4"/>% Frequency of the oscillation</text:p>
      <text:p text:style-name="Standard"/>
      <text:p text:style-name="Standard">% Photon 1 (Central Photon)</text:p>
      <text:p text:style-name="Standard">x1 = zeros(size(time)); % X is fixed at 0</text:p>
      <text:p text:style-name="Standard">y1 = zeros(size(time)); % Y is fixed at 0</text:p>
      <text:p text:style-name="Standard">z1 = amplitude * sin(frequency * time); % Z oscillates with time</text:p>
      <text:p text:style-name="Standard"/>
      <text:p text:style-name="Standard">% Photon 2 (Oscillating Intersecting Photon)</text:p>
      <text:p text:style-name="Standard">x2 = zeros(size(time)); % X is fixed at 0</text:p>
      <text:p text:style-name="Standard">y2 = zeros(size(time)); % Y is fixed at 0</text:p>
      <text:p text:style-name="Standard">z2 = amplitude * sin(frequency * time + pi/4); % Phase-shifted oscillation</text:p>
      <text:p text:style-name="Standard"/>
      <text:p text:style-name="Standard">% Visualize the oscillations</text:p>
      <text:p text:style-name="Standard">figure;</text:p>
      <text:p text:style-name="Standard">plot3(x1, y1, z1, 'b', 'LineWidth', 2); hold on;</text:p>
      <text:p text:style-name="Standard">plot3(x2, y2, z2, 'r', 'LineWidth', 2);</text:p>
      <text:p text:style-name="Standard"/>
      <text:p text:style-name="Standard">% Mark intersection points (nodes)</text:p>
      <text:p text:style-name="Standard">for i = 1:length(time)</text:p>
      <text:p text:style-name="Standard"><text:s text:c="4"/>if abs(z1(i) - z2(i)) &lt; 0.05 % Check if the oscillations intersect</text:p>
      <text:p text:style-name="Standard"><text:s text:c="8"/>scatter3(x1(i), y1(i), z1(i), 50, 'filled', 'MarkerFaceColor', 'g');</text:p>
      <text:p text:style-name="Standard"><text:s text:c="4"/>end</text:p>
      <text:p text:style-name="Standard">end</text:p>
      <text:p text:style-name="Standard"/>
      <text:p text:style-name="Standard">% Enhance visualization</text:p>
      <text:p text:style-name="Standard">grid on;</text:p>
      <text:p text:style-name="Standard">xlabel('X (Space)'); ylabel('Y (Space)'); zlabel('Z (Amplitude)');</text:p>
      <text:p text:style-name="Standard">title('Photon Oscillation and Intersections');</text:p>
      <text:p text:style-name="Standard">legend('Photon 1', 'Photon 2', 'Intersection Nodes');</text:p>
      <text:p text:style-name="Standard">axis equal;</text:p>
      <text:p text:style-name="Standard">view(3);</text:p>
      <text:p text:style-name="Standard"/>
      <text:p text:style-name="Standard">% Animate the oscillation</text:p>
      <text:p text:style-name="Standard">for t = 1:length(time)</text:p>
      <text:p text:style-name="Standard"><text:s text:c="4"/>clf;</text:p>
      <text:p text:style-name="Standard"><text:s text:c="4"/>% Redraw photons</text:p>
      <text:p text:style-name="Standard"><text:s text:c="4"/>plot3(x1(1:t), y1(1:t), z1(1:t), 'b', 'LineWidth', 2); hold on;</text:p>
      <text:p text:style-name="Standard"><text:s text:c="4"/>plot3(x2(1:t), y2(1:t), z2(1:t), 'r', 'LineWidth', 2);</text:p>
      <text:p text:style-name="Standard"><text:s text:c="4"/></text:p>
      <text:p text:style-name="Standard"><text:s text:c="4"/>% Highlight nodes up to current time</text:p>
      <text:p text:style-name="Standard"><text:s text:c="4"/>for i = 1:t</text:p>
      <text:p text:style-name="Standard"><text:s text:c="8"/>if abs(z1(i) - z2(i)) &lt; 0.05</text:p>
      <text:p text:style-name="Standard"><text:soft-page-break/><text:s text:c="12"/>scatter3(x1(i), y1(i), z1(i), 50, 'filled', 'MarkerFaceColor', 'g');</text:p>
      <text:p text:style-name="Standard"><text:s text:c="8"/>end</text:p>
      <text:p text:style-name="Standard"><text:s text:c="4"/>end</text:p>
      <text:p text:style-name="Standard"><text:s text:c="4"/></text:p>
      <text:p text:style-name="Standard"><text:s text:c="4"/>% Update plot settings</text:p>
      <text:p text:style-name="Standard"><text:s text:c="4"/>grid on;</text:p>
      <text:p text:style-name="Standard"><text:s text:c="4"/>xlabel('X (Space)'); ylabel('Y (Space)'); zlabel('Z (Amplitude)');</text:p>
      <text:p text:style-name="Standard"><text:s text:c="4"/>title('Photon Oscillation and Intersections');</text:p>
      <text:p text:style-name="Standard"><text:s text:c="4"/>axis equal;</text:p>
      <text:p text:style-name="Standard"><text:s text:c="4"/>view(3);</text:p>
      <text:p text:style-name="Standard"><text:s text:c="4"/>pause(0.01); % Animation speed</text:p>
      <text:p text:style-name="Standard">end</text:p>
      <text:p text:style-name="Standard"/>
      <text:p text:style-name="Standard">% Simulate enhanced photon oscillations with prominent waves and nodes</text:p>
      <text:p text:style-name="Standard"/>
      <text:p text:style-name="Standard">% Parameters</text:p>
      <text:p text:style-name="Standard">time = linspace(0, 2*pi, 500); % Time steps for the oscillation</text:p>
      <text:p text:style-name="Standard">amplitude = 1; <text:s text:c="17"/>% Amplitude of the oscillation</text:p>
      <text:p text:style-name="Standard">frequency = 1; <text:s text:c="17"/>% Frequency of the oscillation</text:p>
      <text:p text:style-name="Standard"/>
      <text:p text:style-name="Standard">% Photon 1 (2D and 3D)</text:p>
      <text:p text:style-name="Standard">x1 = zeros(size(time)); % X is fixed at 0 (for 2D and 3D)</text:p>
      <text:p text:style-name="Standard">y1 = zeros(size(time)); % Y is fixed at 0 (for 3D)</text:p>
      <text:p text:style-name="Standard">z1 = amplitude * sin(frequency * time); % Z oscillates with time</text:p>
      <text:p text:style-name="Standard"/>
      <text:p text:style-name="Standard">% Photon 2 (2D and 3D)</text:p>
      <text:p text:style-name="Standard">x2 = zeros(size(time)); % X is fixed at 0 (for 2D and 3D)</text:p>
      <text:p text:style-name="Standard">y2 = zeros(size(time)); % Y is fixed at 0 (for 3D)</text:p>
      <text:p text:style-name="Standard">z2 = amplitude * sin(frequency * time + pi/4); % Phase-shifted oscillation</text:p>
      <text:p text:style-name="Standard"/>
      <text:p text:style-name="Standard">% 2D Visualization with Enhanced Waves</text:p>
      <text:p text:style-name="Standard">figure;</text:p>
      <text:p text:style-name="Standard">subplot(1, 2, 1);</text:p>
      <text:p text:style-name="Standard">plot(time, z1, 'b', 'LineWidth', 2); hold on;</text:p>
      <text:p text:style-name="Standard">plot(time, z2, 'r', 'LineWidth', 2);</text:p>
      <text:p text:style-name="Standard"/>
      <text:p text:style-name="Standard">% Highlight nodes in 2D</text:p>
      <text:p text:style-name="Standard">for i = 1:length(time)</text:p>
      <text:p text:style-name="Standard"><text:s text:c="4"/>if abs(z1(i) - z2(i)) &lt; 0.05 % Check for intersections</text:p>
      <text:p text:style-name="Standard"><text:s text:c="8"/>scatter(time(i), z1(i), 100, 'filled', 'MarkerFaceColor', 'g');</text:p>
      <text:p text:style-name="Standard"><text:s text:c="4"/>end</text:p>
      <text:p text:style-name="Standard">end</text:p>
      <text:p text:style-name="Standard">xlabel('Time'); ylabel('Amplitude');</text:p>
      <text:p text:style-name="Standard">title('2D Photon Oscillations and Nodes');</text:p>
      <text:p text:style-name="Standard">grid on;</text:p>
      <text:p text:style-name="Standard">legend('Photon 1', 'Photon 2', 'Nodes');</text:p>
      <text:p text:style-name="Standard"/>
      <text:p text:style-name="Standard">% 3D Visualization with Enhanced Waves</text:p>
      <text:p text:style-name="Standard">subplot(1, 2, 2);</text:p>
      <text:p text:style-name="Standard"><text:soft-page-break/>plot3(x1, y1, z1, 'b', 'LineWidth', 2); hold on;</text:p>
      <text:p text:style-name="Standard">plot3(x2, y2, z2, 'r', 'LineWidth', 2);</text:p>
      <text:p text:style-name="Standard"/>
      <text:p text:style-name="Standard">% Highlight nodes in 3D</text:p>
      <text:p text:style-name="Standard">for i = 1:length(time)</text:p>
      <text:p text:style-name="Standard"><text:s text:c="4"/>if abs(z1(i) - z2(i)) &lt; 0.05</text:p>
      <text:p text:style-name="Standard"><text:s text:c="8"/>scatter3(x1(i), y1(i), z1(i), 100, 'filled', 'MarkerFaceColor', 'g');</text:p>
      <text:p text:style-name="Standard"><text:s text:c="4"/>end</text:p>
      <text:p text:style-name="Standard">end</text:p>
      <text:p text:style-name="Standard">xlabel('X'); ylabel('Y'); zlabel('Z (Amplitude)');</text:p>
      <text:p text:style-name="Standard">title('3D Photon Oscillations and Nodes');</text:p>
      <text:p text:style-name="Standard">grid on;</text:p>
      <text:p text:style-name="Standard">legend('Photon 1', 'Photon 2', 'Nodes');</text:p>
      <text:p text:style-name="Standard">axis equal;</text:p>
      <text:p text:style-name="Standard">view(3);</text:p>
      <text:p text:style-name="Standard"/>
      <text:p text:style-name="Standard">% Animate the 3D Visualization with Waves</text:p>
      <text:p text:style-name="Standard">figure;</text:p>
      <text:p text:style-name="Standard">for t = 1:length(time)</text:p>
      <text:p text:style-name="Standard"><text:s text:c="4"/>clf;</text:p>
      <text:p text:style-name="Standard"><text:s text:c="4"/>plot3(x1(1:t), y1(1:t), z1(1:t), 'b', 'LineWidth', 2); hold on;</text:p>
      <text:p text:style-name="Standard"><text:s text:c="4"/>plot3(x2(1:t), y2(1:t), z2(1:t), 'r', 'LineWidth', 2);</text:p>
      <text:p text:style-name="Standard"/>
      <text:p text:style-name="Standard"><text:s text:c="4"/>% Highlight nodes dynamically</text:p>
      <text:p text:style-name="Standard"><text:s text:c="4"/>for i = 1:t</text:p>
      <text:p text:style-name="Standard"><text:s text:c="8"/>if abs(z1(i) - z2(i)) &lt; 0.05</text:p>
      <text:p text:style-name="Standard"><text:s text:c="12"/>scatter3(x1(i), y1(i), z1(i), 100, 'filled', 'MarkerFaceColor', 'g');</text:p>
      <text:p text:style-name="Standard"><text:s text:c="8"/>end</text:p>
      <text:p text:style-name="Standard"><text:s text:c="4"/>end</text:p>
      <text:p text:style-name="Standard"><text:s text:c="4"/>xlabel('X'); ylabel('Y'); zlabel('Z (Amplitude)');</text:p>
      <text:p text:style-name="Standard"><text:s text:c="4"/>title('Dynamic 3D Photon Oscillation with Nodes');</text:p>
      <text:p text:style-name="Standard"><text:s text:c="4"/>axis equal;</text:p>
      <text:p text:style-name="Standard"><text:s text:c="4"/>view(3);</text:p>
      <text:p text:style-name="Standard"><text:s text:c="4"/>grid on;</text:p>
      <text:p text:style-name="Standard"><text:s text:c="4"/>pause(0.01); % Animation speed</text:p>
      <text:p text:style-name="Standard">end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0:07:21.256463457</meta:creation-date>
    <dc:date>2025-01-10T00:50:06.748136320</dc:date>
    <meta:editing-duration>PT42M4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117" meta:word-count="605" meta:character-count="4103" meta:non-whitespace-character-count="3329"/>
  </office:meta>
</office:document-meta>
</file>